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Console" svg:font-family="'Lucida Console', 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b5aec" officeooo:paragraph-rsid="001b5aec"/>
    </style:style>
    <style:style style:name="P2" style:family="paragraph" style:parent-style-name="Standard">
      <style:text-properties officeooo:rsid="001b5aec" officeooo:paragraph-rsid="001b5aec"/>
    </style:style>
    <style:style style:name="P3" style:family="paragraph" style:parent-style-name="Standard">
      <style:text-properties officeooo:rsid="001b5aec" officeooo:paragraph-rsid="00215175"/>
    </style:style>
    <style:style style:name="P4" style:family="paragraph" style:parent-style-name="Standard">
      <style:text-properties officeooo:rsid="00223838" officeooo:paragraph-rsid="00223838"/>
    </style:style>
    <style:style style:name="P5" style:family="paragraph" style:parent-style-name="Standard">
      <style:text-properties officeooo:rsid="0023fc2b" officeooo:paragraph-rsid="0023fc2b"/>
    </style:style>
    <style:style style:name="P6" style:family="paragraph" style:parent-style-name="Standard">
      <style:text-properties officeooo:rsid="002532c2" officeooo:paragraph-rsid="002532c2"/>
    </style:style>
    <style:style style:name="P7" style:family="paragraph" style:parent-style-name="Standard">
      <style:text-properties officeooo:rsid="002719ac" officeooo:paragraph-rsid="002719ac"/>
    </style:style>
    <style:style style:name="T1" style:family="text">
      <style:text-properties officeooo:rsid="001faf8f"/>
    </style:style>
    <style:style style:name="T2" style:family="text">
      <style:text-properties fo:font-variant="normal" fo:text-transform="none" fo:color="#333333" style:font-name="Lucida Console" fo:font-size="12pt" fo:letter-spacing="normal" fo:font-style="normal" fo:font-weight="normal" officeooo:rsid="00215175"/>
    </style:style>
    <style:style style:name="T3" style:family="text">
      <style:text-properties officeooo:rsid="0023fc2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presentação do Tema</text:p>
      <text:p text:style-name="P1"><text:s/></text:p>
      <text:p text:style-name="P1"/>
      <text:p text:style-name="P1">Problema</text:p>
      <text:p text:style-name="P1"/>
      <text:p text:style-name="P1"/>
      <text:p text:style-name="P1"/>
      <text:p text:style-name="P1">Justificativa/Motivação</text:p>
      <text:p text:style-name="P1"/>
      <text:p text:style-name="P1"/>
      <text:p text:style-name="P1">Hipóteses</text:p>
      <text:p text:style-name="P1"/>
      <text:p text:style-name="P1"/>
      <text:p text:style-name="P1">Ob<text:span text:style-name="T1">jetivos</text:span></text:p>
      <text:p text:style-name="P1"/>
      <text:p text:style-name="P1"/>
      <text:p text:style-name="P3"><text:span text:style-name="T2">%%% Relacionados ao artigo%%%%</text:span></text:p>
      <text:p text:style-name="P3"><text:span text:style-name="T2">%%%%%%%%%%%%%%%%%%%%%%%%%% Artigo Bruno %%%%%%%%%%%%%%%%%%%%%%%%%%%%%%%%%%%%%</text:span></text:p>
      <text:p text:style-name="P3"><text:span text:style-name="T2"/></text:p>
      <text:p text:style-name="P3"><text:span text:style-name="T2">@ARTICLE{KARAKUS2017200,</text:span></text:p>
      <text:p text:style-name="P3"><text:span text:style-name="T2">title = "Quality of Service (QoS) in Software Defined Networking (SDN): A survey",</text:span></text:p>
      <text:p text:style-name="P3"><text:span text:style-name="T2">journal = "Journal of Network and Computer Applications",</text:span></text:p>
      <text:p text:style-name="P3"><text:span text:style-name="T2">volume = "80",</text:span></text:p>
      <text:p text:style-name="P3"><text:span text:style-name="T2">pages = "200 - 218",</text:span></text:p>
      <text:p text:style-name="P3"><text:span text:style-name="T2">year = "2017",</text:span></text:p>
      <text:p text:style-name="P3"><text:span text:style-name="T2">issn = "1084-8045",</text:span></text:p>
      <text:p text:style-name="P3"><text:span text:style-name="T2">doi = "https://doi.org/10.1016/j.jnca.2016.12.019",</text:span></text:p>
      <text:p text:style-name="P3"><text:span text:style-name="T2">url = "http://www.sciencedirect.com/science/article/pii/S1084804516303186",</text:span></text:p>
      <text:p text:style-name="P3"><text:span text:style-name="T2">author = "Murat Karakus and Arjan Durresi",</text:span></text:p>
      <text:p text:style-name="P3"><text:span text:style-name="T2">keywords = "Quality of service, Software defined networking, OpenFlow, SDN, QoS, Survey"</text:span></text:p>
      <text:p text:style-name="P3"><text:span text:style-name="T2">}</text:span></text:p>
      <text:p text:style-name="P3"><text:span text:style-name="T2"/></text:p>
      <text:p text:style-name="P3"><text:span text:style-name="T2"/></text:p>
      <text:p text:style-name="P3"><text:span text:style-name="T2">@INPROCEEDINGS{Yu2015, </text:span></text:p>
      <text:p text:style-name="P3"><text:span text:style-name="T2">author={Tsung-Feng Yu and Kuochen Wang and Yi-Huai Hsu}, </text:span></text:p>
      <text:p text:style-name="P3"><text:span text:style-name="T2">booktitle={2015 International Conference on Information Networking (ICOIN)}, </text:span></text:p>
      <text:p text:style-name="P3"><text:span text:style-name="T2">title={Adaptive routing for video streaming with QoS support over SDN networks}, </text:span></text:p>
      <text:p text:style-name="P3"><text:span text:style-name="T2">year={2015}, </text:span></text:p>
      <text:p text:style-name="P3"><text:span text:style-name="T2">volume={}, </text:span></text:p>
      <text:p text:style-name="P3"><text:span text:style-name="T2">number={}, </text:span></text:p>
      <text:p text:style-name="P3"><text:span text:style-name="T2">pages={318-323}, </text:span></text:p>
      <text:p text:style-name="P3"><text:span text:style-name="T2">keywords={quality of service;software radio;telecommunication network routing;video streaming;ARVS;OpenQoS;QoS support;SDN networks;adaptive routing approach;base layer packets;enhancement layer packets;quality of service;software defined networks;video bit streams;video streaming;Bandwidth;Delays;Packet loss;Quality of service;Routing;Streaming media;Adaptive routing;QoS support;SDN;video streaming}, </text:span></text:p>
      <text:p text:style-name="P3"><text:span text:style-name="T2">doi={10.1109/ICOIN.2015.7057904}, </text:span></text:p>
      <text:p text:style-name="P3"><text:soft-page-break/><text:span text:style-name="T2">ISSN={1550-445X}, </text:span></text:p>
      <text:p text:style-name="P3"><text:span text:style-name="T2">month={Jan},}</text:span></text:p>
      <text:p text:style-name="P3"><text:span text:style-name="T2"/></text:p>
      <text:p text:style-name="P3"><text:span text:style-name="T2">@INPROCEEDINGS{Diorio_and_Timoteo,</text:span></text:p>
      <text:p text:style-name="P3"><text:span text:style-name="T2"><text:s/>author = {Diorio, Rafael Fernando and Tim\'{o}teo, Varese Salvador},</text:span></text:p>
      <text:p text:style-name="P3"><text:span text:style-name="T2"><text:s/>title = {Per-Flow Routing with QoS Support to Enhance Multimedia Delivery in OpenFlow SDN},</text:span></text:p>
      <text:p text:style-name="P3"><text:span text:style-name="T2"><text:s/>booktitle = {Proceedings of the 22Nd Brazilian Symposium on Multimedia and the Web},</text:span></text:p>
      <text:p text:style-name="P3"><text:span text:style-name="T2"><text:s/>series = {Webmedia '16},</text:span></text:p>
      <text:p text:style-name="P3"><text:span text:style-name="T2"><text:s/>year = {2016},</text:span></text:p>
      <text:p text:style-name="P3"><text:span text:style-name="T2"><text:s/>isbn = {978-1-4503-4512-5},</text:span></text:p>
      <text:p text:style-name="P3"><text:span text:style-name="T2"><text:s/>location = {Teresina, Piau\&amp;\#237; State, Brazil},</text:span></text:p>
      <text:p text:style-name="P3"><text:span text:style-name="T2"><text:s/>pages = {167--174},</text:span></text:p>
      <text:p text:style-name="P3"><text:span text:style-name="T2"><text:s/>numpages = {8},</text:span></text:p>
      <text:p text:style-name="P3"><text:span text:style-name="T2"><text:s/>url = {http://doi.acm.org/10.1145/2976796.2976844},</text:span></text:p>
      <text:p text:style-name="P3"><text:span text:style-name="T2"><text:s/>doi = {10.1145/2976796.2976844},</text:span></text:p>
      <text:p text:style-name="P3"><text:span text:style-name="T2"><text:s/>acmid = {2976844},</text:span></text:p>
      <text:p text:style-name="P3"><text:span text:style-name="T2"><text:s/>publisher = {ACM},</text:span></text:p>
      <text:p text:style-name="P3"><text:span text:style-name="T2"><text:s/>address = {New York, NY, USA},</text:span></text:p>
      <text:p text:style-name="P3"><text:span text:style-name="T2"><text:s/>keywords = {multimedia delivery, quality of service, software-defined network.},</text:span></text:p>
      <text:p text:style-name="P3"><text:span text:style-name="T2">}</text:span></text:p>
      <text:p text:style-name="P3"><text:span text:style-name="T2"/></text:p>
      <text:p text:style-name="P3"><text:span text:style-name="T2">@ARTICLE{Humernbrum,</text:span></text:p>
      <text:p text:style-name="P3"><text:span text:style-name="T2">author = {Humernbrum, Tim and Glinka, Frank and Gorlatch, Sergei},</text:span></text:p>
      <text:p text:style-name="P3"><text:span text:style-name="T2">year = {2014},</text:span></text:p>
      <text:p text:style-name="P3"><text:span text:style-name="T2">month = {08},</text:span></text:p>
      <text:p text:style-name="P3"><text:span text:style-name="T2">pages = {607-615},</text:span></text:p>
      <text:p text:style-name="P3"><text:span text:style-name="T2">title = {A Northbound API for QoS Management in Real-Time Interactive Applications on Software-Defined Networks},</text:span></text:p>
      <text:p text:style-name="P3"><text:span text:style-name="T2">volume = {9},</text:span></text:p>
      <text:p text:style-name="P3"><text:span text:style-name="T2">booktitle = {Journal of Communications}</text:span></text:p>
      <text:p text:style-name="P3"><text:span text:style-name="T2">}</text:span></text:p>
      <text:p text:style-name="P3"><text:span text:style-name="T2"/></text:p>
      <text:p text:style-name="P3"><text:span text:style-name="T2">@MASTERSTHESIS{moreno2002framework,</text:span></text:p>
      <text:p text:style-name="P3"><text:span text:style-name="T2"><text:s text:c="2"/>title={Um framework para provis{\~a}o de QoS em sistemas operacionais},</text:span></text:p>
      <text:p text:style-name="P3"><text:span text:style-name="T2"><text:s text:c="2"/>author={Moreno, Marcelo Ferreira and Soares, Luiz Fernando Gomes},</text:span></text:p>
      <text:p text:style-name="P3"><text:span text:style-name="T2"><text:s text:c="2"/>year={2002},</text:span></text:p>
      <text:p text:style-name="P3"><text:span text:style-name="T2"><text:s text:c="2"/>school={Pontif{\'i}cia Universidade Cat{\'o}lica do Rio de Janeiro}</text:span></text:p>
      <text:p text:style-name="P3"><text:span text:style-name="T2">}</text:span></text:p>
      <text:p text:style-name="P3"><text:span text:style-name="T2"/></text:p>
      <text:p text:style-name="P3"><text:span text:style-name="T2">@article{kreutz2015software,</text:span></text:p>
      <text:p text:style-name="P3"><text:span text:style-name="T2"><text:s text:c="2"/>title={Software-defined networking: A comprehensive survey},</text:span></text:p>
      <text:p text:style-name="P3"><text:span text:style-name="T2"><text:s text:c="2"/>author={Kreutz, Diego and Ramos, Fernando MV and Verissimo, Paulo Esteves and Rothenberg, Christian Esteve and Azodolmolky, Siamak and Uhlig, Steve},</text:span></text:p>
      <text:p text:style-name="P3"><text:span text:style-name="T2"><text:s text:c="2"/>journal={Proceedings of the IEEE},</text:span></text:p>
      <text:p text:style-name="P3"><text:span text:style-name="T2"><text:s text:c="2"/>volume={103},</text:span></text:p>
      <text:p text:style-name="P3"><text:span text:style-name="T2"><text:s text:c="2"/>number={1},</text:span></text:p>
      <text:p text:style-name="P3"><text:span text:style-name="T2"><text:s text:c="2"/>pages={14--76},</text:span></text:p>
      <text:p text:style-name="P3"><text:span text:style-name="T2"><text:s text:c="2"/>year={2015},</text:span></text:p>
      <text:p text:style-name="P3"><text:span text:style-name="T2"><text:s text:c="2"/>publisher={Ieee}</text:span></text:p>
      <text:p text:style-name="P3"><text:soft-page-break/><text:span text:style-name="T2">}</text:span></text:p>
      <text:p text:style-name="P3"><text:span text:style-name="T2"/></text:p>
      <text:p text:style-name="P3"><text:span text:style-name="T2">@article{zhang1997resource,</text:span></text:p>
      <text:p text:style-name="P3"><text:span text:style-name="T2"><text:s text:c="2"/>title={Resource reservation protocol (RSVP)--Version 1 functional specification},</text:span></text:p>
      <text:p text:style-name="P3"><text:span text:style-name="T2"><text:s text:c="2"/>author={Zhang, Lixia and Berson, Steve and Herzog, Shai and Jamin, Sugih},</text:span></text:p>
      <text:p text:style-name="P3"><text:span text:style-name="T2"><text:s text:c="2"/>journal={Resource},</text:span></text:p>
      <text:p text:style-name="P3"><text:span text:style-name="T2"><text:s text:c="2"/>year={1997}</text:span></text:p>
      <text:p text:style-name="P3"><text:span text:style-name="T2">}</text:span></text:p>
      <text:p text:style-name="P3"><text:span text:style-name="T2"/></text:p>
      <text:p text:style-name="P3"><text:span text:style-name="T2">@article{clark1994integrated,</text:span></text:p>
      <text:p text:style-name="P3"><text:span text:style-name="T2"><text:s text:c="2"/>title={Integrated services in the internet architecture: an overview},</text:span></text:p>
      <text:p text:style-name="P3"><text:span text:style-name="T2"><text:s text:c="2"/>author={Clark, Dave and Braden, R and Shenker, Scott},</text:span></text:p>
      <text:p text:style-name="P3"><text:span text:style-name="T2"><text:s text:c="2"/>year={1994}</text:span></text:p>
      <text:p text:style-name="P3"><text:span text:style-name="T2">}</text:span></text:p>
      <text:p text:style-name="P3"><text:span text:style-name="T2"/></text:p>
      <text:p text:style-name="P3"><text:span text:style-name="T2">%%%%%%%%%%%%%%%%%%%%%%%%%%Fim Artigo%%%%%%%%%%%%%%%%%%%%%%%%%%%%%%%%</text:span><text:line-break/></text:p>
      <text:p text:style-name="P3"/>
      <text:p text:style-name="P4">%%% Relacionados ao Projeto%%%%</text:p>
      <text:p text:style-name="P4">%%%%%%%%%%%%%%%%%%%%%%%%%% Artigo Bruno %%%%%%%%%%%%%%%%%%%%%%%%%%%%%%%%%%%%%</text:p>
      <text:p text:style-name="P4">@INPROCEEDINGD{KARAKUS2017200,</text:p>
      <text:p text:style-name="P4">title = "Quality of Service (QoS) in Software Defined Networking (SDN): A survey",</text:p>
      <text:p text:style-name="P4">journal = "Journal of Network and Computer Applications",</text:p>
      <text:p text:style-name="P4">volume = "80",</text:p>
      <text:p text:style-name="P4">pages = "200 - 218",</text:p>
      <text:p text:style-name="P4">year = "2017",</text:p>
      <text:p text:style-name="P4">issn = "1084-8045",</text:p>
      <text:p text:style-name="P4">doi = "https://doi.org/10.1016/j.jnca.2016.12.019",</text:p>
      <text:p text:style-name="P4">url = "http://www.sciencedirect.com/science/article/pii/S1084804516303186",</text:p>
      <text:p text:style-name="P4">author = "Murat Karakus and Arjan Durresi",</text:p>
      <text:p text:style-name="P4">keywords = "Quality of service, Software defined networking, OpenFlow, SDN, QoS, Survey"</text:p>
      <text:p text:style-name="P4">}</text:p>
      <text:p text:style-name="P4"/>
      <text:p text:style-name="P4"/>
      <text:p text:style-name="P4">@INPROCEEDINGS{Yu2015, </text:p>
      <text:p text:style-name="P4">author={Tsung-Feng Yu and Kuochen Wang and Yi-Huai Hsu}, </text:p>
      <text:p text:style-name="P4">booktitle={2015 International Conference on Information Networking (ICOIN)}, </text:p>
      <text:p text:style-name="P4">title={Adaptive routing for video streaming with QoS support over SDN networks}, </text:p>
      <text:p text:style-name="P4">year={2015}, </text:p>
      <text:p text:style-name="P4">volume={}, </text:p>
      <text:p text:style-name="P4">number={}, </text:p>
      <text:p text:style-name="P4">pages={318-323}, </text:p>
      <text:p text:style-name="P4">keywords={quality of service;software radio;telecommunication network routing;video streaming;ARVS;OpenQoS;QoS support;SDN networks;adaptive routing approach;base layer packets;enhancement layer packets;quality of service;software defined networks;video bit streams;video streaming;Bandwidth;Delays;Packet loss;Quality of service;Routing;Streaming media;Adaptive routing;QoS support;SDN;video streaming}, </text:p>
      <text:p text:style-name="P4">doi={10.1109/ICOIN.2015.7057904}, </text:p>
      <text:p text:style-name="P4">ISSN={1550-445X}, </text:p>
      <text:p text:style-name="P5"><text:soft-page-break/>key = {Yu et al. , 2015}</text:p>
      <text:p text:style-name="P4">month={Jan},}</text:p>
      <text:p text:style-name="P4"/>
      <text:p text:style-name="P4">@INPROCEEDINGS{Diorio_and_Timoteo,</text:p>
      <text:p text:style-name="P4"><text:s/>author = "Diorio, Rafael Fernando and Tim\'{o}teo, Varese Salvador",</text:p>
      <text:p text:style-name="P4"><text:s/>title = {Per-Flow Routing with QoS Support to Enhance Multimedia Delivery in OpenFlow SDN},</text:p>
      <text:p text:style-name="P4"><text:s/>booktitle = {Proceedings of the 22Nd Brazilian Symposium on Multimedia and the Web},</text:p>
      <text:p text:style-name="P4"><text:s/>series = {Webmedia '16},</text:p>
      <text:p text:style-name="P4"><text:s/>year = {2016},</text:p>
      <text:p text:style-name="P4"><text:s/>isbn = {978-1-4503-4512-5},</text:p>
      <text:p text:style-name="P4"><text:s/>location = {Teresina, Piau\&amp;\#237; State, Brazil},</text:p>
      <text:p text:style-name="P4">pages = {167--174},</text:p>
      <text:p text:style-name="P4"><text:s/>numpages = {8},</text:p>
      <text:p text:style-name="P4"><text:s/>url = {http://doi.acm.org/10.1145/2976796.2976844},</text:p>
      <text:p text:style-name="P4"><text:s/>doi = {10.1145/2976796.2976844},</text:p>
      <text:p text:style-name="P4"><text:s/>acmid = {2976844},</text:p>
      <text:p text:style-name="P4"><text:s/>publisher = {ACM},</text:p>
      <text:p text:style-name="P4"><text:s/>address = {New York, NY, USA},</text:p>
      <text:p text:style-name="P4"><text:s/>keywords = {multimedia delivery, quality of service, software-defined network.},</text:p>
      <text:p text:style-name="P4"><text:s/><text:span text:style-name="T3">key = {Dioro e Salvador, 2016}</text:span></text:p>
      <text:p text:style-name="P4">}</text:p>
      <text:p text:style-name="P4"/>
      <text:p text:style-name="P4">@ARTICLE{Humernbrum,</text:p>
      <text:p text:style-name="P4">author = {Humernbrum, Tim and Glinka, Frank and Gorlatch, Sergei},</text:p>
      <text:p text:style-name="P4">year = {2014},</text:p>
      <text:p text:style-name="P4">month = {08},</text:p>
      <text:p text:style-name="P4">pages = {607-615},</text:p>
      <text:p text:style-name="P4">title = {A Northbound API for QoS Management in Real-Time Interactive Applications on Software-Defined Networks},</text:p>
      <text:p text:style-name="P4">volume = {9},</text:p>
      <text:p text:style-name="P4">booktitle = {Journal of Communications}</text:p>
      <text:p text:style-name="P5">key = {Humernbrum et al. , 2014}</text:p>
      <text:p text:style-name="P4">}</text:p>
      <text:p text:style-name="P4"/>
      <text:p text:style-name="P4">@MASTERSTHESIS{moreno2002framework,</text:p>
      <text:p text:style-name="P4"><text:s text:c="2"/>title={Um framework para provis{\~a}o de QoS em sistemas operacionais},</text:p>
      <text:p text:style-name="P4"><text:s text:c="2"/>author={Moreno, Marcelo Ferreira and Soares, Luiz Fernando Gomes},</text:p>
      <text:p text:style-name="P4"><text:s text:c="2"/>year={2002},</text:p>
      <text:p text:style-name="P4"><text:s text:c="2"/>school={Pontif{\'i}cia Universidade Cat{\'o}lica do Rio de Janeiro}</text:p>
      <text:p text:style-name="P4"><text:s text:c="2"/><text:span text:style-name="T3">key = {Moreno e Gomes, 2002}</text:span></text:p>
      <text:p text:style-name="P4">}</text:p>
      <text:p text:style-name="P4"/>
      <text:p text:style-name="P4">@article{kreutz2015software,</text:p>
      <text:p text:style-name="P4"><text:s text:c="2"/>title={Software-defined networking: A comprehensive survey},</text:p>
      <text:p text:style-name="P4"><text:s text:c="2"/>author={Kreutz, Diego and Ramos, Fernando MV and Verissimo, Paulo Esteves and Rothenberg, Christian Esteve and Azodolmolky, Siamak and Uhlig, Steve},</text:p>
      <text:p text:style-name="P4"><text:s text:c="2"/>journal={Proceedings of the IEEE},</text:p>
      <text:p text:style-name="P4"><text:s text:c="2"/>volume={103},</text:p>
      <text:p text:style-name="P4"><text:s text:c="2"/>number={1},</text:p>
      <text:p text:style-name="P4"><text:s text:c="2"/>pages={14--76},</text:p>
      <text:p text:style-name="P4"><text:s text:c="2"/>year={2015},</text:p>
      <text:p text:style-name="P4"><text:s text:c="2"/>publisher={Ieee}</text:p>
      <text:p text:style-name="P5"><text:soft-page-break/>key = {Kreutz et al., 2015}</text:p>
      <text:p text:style-name="P4">}</text:p>
      <text:p text:style-name="P4"/>
      <text:p text:style-name="P4">@article{zhang1997resource,</text:p>
      <text:p text:style-name="P4"><text:s text:c="2"/>title={Resource reservation protocol (RSVP)--Version 1 functional specification},</text:p>
      <text:p text:style-name="P4"><text:s text:c="2"/>author={Zhang, Lixia and Berson, Steve and Herzog, Shai and Jamin, Sugih},</text:p>
      <text:p text:style-name="P4"><text:s text:c="2"/>journal={Resource},</text:p>
      <text:p text:style-name="P4"><text:s text:c="2"/>year={1997}</text:p>
      <text:p text:style-name="P4"><text:s text:c="2"/><text:span text:style-name="T3">key = {Zhang et al., 1997}</text:span></text:p>
      <text:p text:style-name="P4">}</text:p>
      <text:p text:style-name="P4"/>
      <text:p text:style-name="P4">@article{clark1994integrated,</text:p>
      <text:p text:style-name="P4"><text:s text:c="2"/>title={Integrated services in the internet architecture: an overview},</text:p>
      <text:p text:style-name="P4"><text:s text:c="2"/>author={Clark, Dave and Braden, R and Shenker, Scott},</text:p>
      <text:p text:style-name="P4"><text:s text:c="2"/>year={1994}</text:p>
      <text:p text:style-name="P6"><text:s text:c="2"/>key = {Clark et al., 1994}</text:p>
      <text:p text:style-name="P4">}</text:p>
      <text:p text:style-name="P4"/>
      <text:p text:style-name="P4">%%%%%%%%%%%%%%%%%%%%%%%%%%Fim Artigo%%%%%%%%%%%%%%%%%%%%%%%%%%%%%%%%</text:p>
      <text:p text:style-name="P4"/>
      <text:p text:style-name="P7">\begin{comment}</text:p>
      <text:p text:style-name="P7">Este modelo pretende atender às necessidades de padronização dos trabalhos de monografia do Departamento de Ciência da Computação, Instituto de Ciências Exatas da Universidade Federal de Juiz de Fora e servir de guia para alunos e professores.</text:p>
      <text:p text:style-name="P7"><text:s/></text:p>
      <text:p text:style-name="P7">Elaborado com base nas normas da ABNT, este modelo contém a formatação essencial para apresentação de trabalhos acadêmicos, contempladas em <text:s/>cinco partes:</text:p>
      <text:p text:style-name="P7"/>
      <text:p text:style-name="P7">O texto pode ser preparado usando LaTeX (ou TeX). Por favor, procure seguir as instruções para que as monografias do DCC possuam uma aparência uniforme.</text:p>
      <text:p text:style-name="P7"/>
      <text:p text:style-name="P7">\section{Figuras}</text:p>
      <text:p text:style-name="P7">A impressão de monografias normalmente feita em tons de branco e preto. Portanto, evite fazer uso de fotografias coloridas, a menos que, quando transformadas em tons de cinza seus detalhes continuem visíveis.</text:p>
      <text:p text:style-name="P7"/>
      <text:p text:style-name="P7">As figuras devem ser integradas no texto, centralizadas de acordo com as margens. Para testar a visibilidade dos detalhes de suas figuras, por favor, faça a geração de um arquivo imagem de impressão (postscript) e observem se todos os detalhes estão perfeitamente visíveis e os textos legíveis. <text:s/>As figuras devem ser numeradas e todas devem ter uma legenda explicativa. </text:p>
      <text:p text:style-name="P7"/>
      <text:p text:style-name="P7">Tenha especial cuidado com figuras feitas diretamente com as ferramentas MSOffice. Se a figura ocupar uma página completa, certifique-se que esta não ultrapasse as margens. Evite colocar figuras e tabelas no formato paisagem, vide a figura ~\ref{fig:logoufjf}.</text:p>
      <text:p text:style-name="P7"/>
      <text:p text:style-name="P7">\begin{figure}[ht]</text:p>
      <text:p text:style-name="P7"><text:s/>\begin{center}</text:p>
      <text:p text:style-name="P7"><text:s text:c="3"/>\includegraphics{./figs/logoInstituicao.png} % logo-ufjf1.png: 196x111 pixel, 72dpi, 6.91x3.92 cm, bb=0 0 196 111</text:p>
      <text:p text:style-name="P7"><text:s text:c="2"/>\caption{Logotipo da Universidade Federal de Juiz de Fora}</text:p>
      <text:p text:style-name="P7"><text:s text:c="2"/>\label{fig:logoufjf}</text:p>
      <text:p text:style-name="P7"><text:soft-page-break/><text:s/>\end{center}</text:p>
      <text:p text:style-name="P7">\end{figure}</text:p>
      <text:p text:style-name="P7"/>
      <text:p text:style-name="P7">\section{Fórmulas e equações}</text:p>
      <text:p text:style-name="P7">Equações e fórmulas devem ser colocadas em uma nova linha, centralizadas e numeradas consecutivamente para fins de referência, como pode ser observado na equação ~\ref{eq:exemplo}.</text:p>
      <text:p text:style-name="P7">\begin{equation}</text:p>
      <text:p text:style-name="P7">\int_{0}^{\infty}f(x)dx = x - \frac{x^3}{3!} + \frac{x^5}{5!} + \cdots = sin(x)</text:p>
      <text:p text:style-name="P7">\label{eq:exemplo}</text:p>
      <text:p text:style-name="P7">\end{equation}</text:p>
      <text:p text:style-name="P7"/>
      <text:p text:style-name="P7">\section{Algoritmos} </text:p>
      <text:p text:style-name="P7">As listagens de código de programas não são consideradas figuras, de modo que não necessitam ter legenda. Listagens de código geralmente trechos de código retirados de programa, como códigos C, Java ou XML. Para fins de referência, as linhas do código podem ser numeradas.</text:p>
      <text:p text:style-name="P7"/>
      <text:p text:style-name="P7">Por exemplo, o código a seguir mostra uma classe Java, onde a linha 6 inicia um comando que se estende por diversas linhas. </text:p>
      <text:p text:style-name="P7"/>
      <text:p text:style-name="P7"/>
      <text:p text:style-name="P7">%%\lstset{tabsize=5,language=C,showstringspaces=false,basicstyle=\ttfamily\small,keywordstyle=\bf,breaklines=true}</text:p>
      <text:p text:style-name="P7">%%\begin{singlespacing}</text:p>
      <text:p text:style-name="P7">%%\begin{lstlisting}%%[frame=single,framexrightmargin=1pt,numbers=left]</text:p>
      <text:p text:style-name="P7">%%import java.util.Random;</text:p>
      <text:p text:style-name="P7">%%class Aleatorios {</text:p>
      <text:p text:style-name="P7">%% <text:s/>public static void main (String[] args) {</text:p>
      <text:p text:style-name="P7">%% <text:s text:c="4"/>Random qq=new Random();</text:p>
      <text:p text:style-name="P7">%% <text:s text:c="4"/>for (int k=1;k&lt;10;k++)</text:p>
      <text:p text:style-name="P7">%% <text:s text:c="7"/>System.out.println("Usando o método nextInT() da <text:s/>classe Random: " + qq.nextInt(100) + "\n" + Usando o método Math.random(): " %%+" Math.random());</text:p>
      <text:p text:style-name="P7">%% <text:s text:c="3"/>}</text:p>
      <text:p text:style-name="P7">%%}</text:p>
      <text:p text:style-name="P7">%%\end{lstlisting}</text:p>
      <text:p text:style-name="P7">%%\end{}</text:p>
      <text:p text:style-name="P7"/>
      <text:p text:style-name="P7">%%\end{singlespacing}</text:p>
      <text:p text:style-name="P7"/>
      <text:p text:style-name="P7"><text:s/>Algoritmos geralmente são apresentados como pseudo-códigos, os quais possuem uma formatação formal conhecida dos livros de computação. Diferentemente das listagens, os algoritmos costumam possuir legendas, como no algoritmo ~\ref{alg:exemplo} abaixo.</text:p>
      <text:p text:style-name="P7"/>
      <text:p text:style-name="P7">\begin{algorithm}</text:p>
      <text:p text:style-name="P7">\label{alg:exemplo}</text:p>
      <text:p text:style-name="P7"><text:s/>\caption{Ler número e imprimir se é par ou não.}</text:p>
      <text:p text:style-name="P7"/>
      <text:p text:style-name="P7"><text:s text:c="5"/>\Entrada{número, ($numero$).}</text:p>
      <text:p text:style-name="P7"><text:s text:c="5"/>\Saida{Se o número é par ou não}</text:p>
      <text:p text:style-name="P7"><text:s text:c="5"/>\Inicio{</text:p>
      <text:p text:style-name="P7"><text:s text:c="9"/>\textbf{ler} $numero$\;</text:p>
      <text:p text:style-name="P7"><text:s text:c="9"/>\eSe {$numero \% 2 = 0$} {</text:p>
      <text:p text:style-name="P7"><text:soft-page-break/><text:s text:c="13"/>\textbf{imprimir} $numero$, " par"\;</text:p>
      <text:p text:style-name="P7"><text:s text:c="9"/>} {</text:p>
      <text:p text:style-name="P7"><text:s text:c="9"/>\textbf{imprimir} $numero$, " impar"\;</text:p>
      <text:p text:style-name="P7"><text:s text:c="9"/>}</text:p>
      <text:p text:style-name="P7"><text:s text:c="8"/>}</text:p>
      <text:p text:style-name="P7">\end{algorithm}</text:p>
      <text:p text:style-name="P7"/>
      <text:p text:style-name="P7"/>
      <text:p text:style-name="P7">\section{Tabelas}</text:p>
      <text:p text:style-name="P7"/>
      <text:p text:style-name="P7">Tabelas necessitam de legenda superior, conforme mostrado na tabela~\ref{tab:modelos}.</text:p>
      <text:p text:style-name="P7"/>
      <text:p text:style-name="P7">\begin{table}[h]</text:p>
      <text:p text:style-name="P7"><text:s text:c="3"/>\centering</text:p>
      <text:p text:style-name="P7"><text:s text:c="3"/>\caption{Porcentagem de modelos por marca}</text:p>
      <text:p text:style-name="P7"><text:s text:c="3"/>\label{tab:modelos}</text:p>
      <text:p text:style-name="P7"><text:s text:c="3"/>\begin{tabular}{| c | c |}</text:p>
      <text:p text:style-name="P7"><text:s text:c="6"/>\hline </text:p>
      <text:p text:style-name="P7"><text:s text:c="6"/>Marca &amp; Porcentagem \\</text:p>
      <text:p text:style-name="P7"><text:s text:c="6"/>\hline \hline </text:p>
      <text:p text:style-name="P7"><text:s text:c="6"/>XPTO &amp; 60\% \\</text:p>
      <text:p text:style-name="P7"><text:s text:c="6"/>\hline</text:p>
      <text:p text:style-name="P7"><text:s text:c="6"/>ZWY &amp; 10\% \\</text:p>
      <text:p text:style-name="P7"><text:s text:c="6"/>\hline</text:p>
      <text:p text:style-name="P7"><text:s text:c="6"/>AWK &amp; 10\% \\</text:p>
      <text:p text:style-name="P7"><text:s text:c="6"/>\hline</text:p>
      <text:p text:style-name="P7"><text:s text:c="6"/>HKL &amp; 10\% \\</text:p>
      <text:p text:style-name="P7"><text:s text:c="6"/>\hline</text:p>
      <text:p text:style-name="P7"><text:s text:c="6"/>TPOI &amp; 5\% \\</text:p>
      <text:p text:style-name="P7"><text:s text:c="6"/>\hline</text:p>
      <text:p text:style-name="P7"><text:s text:c="6"/>SSO &amp; 5\% \\</text:p>
      <text:p text:style-name="P7"><text:s text:c="6"/>\hline</text:p>
      <text:p text:style-name="P7"><text:s text:c="3"/>\end{tabular} </text:p>
      <text:p text:style-name="P7">\end{table}</text:p>
      <text:p text:style-name="P7"/>
      <text:p text:style-name="P7">\section{Notas de rodapé}</text:p>
      <text:p text:style-name="P7">As notas de rodapé são usadas ao longo do texto para esclarecimentos rápidos sobre algum conceito ou para referência a algum endereço da web, como, por exemplo, na seguinte frase: "A W3C\footnote{http://www.w3.org} é o consórcio regulador da Web".</text:p>
      <text:p text:style-name="P7"/>
      <text:p text:style-name="P7"/>
      <text:p text:style-name="P7"/>
      <text:p text:style-name="P7">\section{Citações e referências}</text:p>
      <text:p text:style-name="P7">Ao longo do texto, as citações são feitas através do formato (AUTOR, ANO). Ao final, a lista de referências deve ter o nome de Referências Bibliográficas, sem numeração de seção. Não colocar quebra de página antes. </text:p>
      <text:p text:style-name="P7"/>
      <text:p text:style-name="P7">Para inserir referências no documento Latex, se utilize do pacote \textsc{natbib} e uso os comandos \textsc{citep} e \textsc{citet}. Com o comando \textsc{citep} as referências ficam como \citep{stojanovic2002} ou \citep{souza2010book, souza2008ismicka} em caso de referências consecutivas. Com o comando \textsc{citet} as referências ficam no formato de citação usadas para setenças que citam o autor: "Segundo \citet{zhang2007}...".</text:p>
      <text:p text:style-name="P7"><text:soft-page-break/></text:p>
      <text:p text:style-name="P7">\section{Comentários}</text:p>
      <text:p text:style-name="P7">Durante o trabalho de confecção da monografia, o aluno terá que enviar várias versões para o orientador e este retornará as versões com comentários sobre o texto. Para facilitar esse trabalho de revisão do aluno e orientador, pode-se incluir no texto comentários do pacote \textsc{todonotes}. Os comentários podem ser dispostos \textsc{na margem} \comment{Este é um comentário na margem da página} ou ser do tipo \textsc{inline}.\comment[inline]{Este é um comentário inline}</text:p>
      <text:p text:style-name="P7"/>
      <text:p text:style-name="P7">Caso você vá inserir uma figura no texto mas ainda não o fez, você pode informar isso ao seu orientador como no exemplo abaixo:</text:p>
      <text:p text:style-name="P7">\missingfigure{A figura ainda será criada e inserida aqui.}</text:p>
      <text:p text:style-name="P7"/>
      <text:p text:style-name="P7">Com esse pacote \textsc{todonotes} você pode também inserir em um local da sua monografia um índice de todos os comentários que o seu orientador fez, para que você se lembre do que ainda tem que ser corrigido na monografia. Veja abaixo:</text:p>
      <text:p text:style-name="P7"/>
      <text:p text:style-name="P7">\begin{singlespacing}\listoftodos\end{singlespacing}</text:p>
      <text:p text:style-name="P7"/>
      <text:p text:style-name="P7"/>
      <text:p text:style-name="P7">\comment[color=green!40]{Lembre-se: todos os comentários e a lista de tarefas \textbf{devem} ser retirados do texto na versão que será enviada para a banca.}</text:p>
      <text:p text:style-name="P7"/>
      <text:p text:style-name="P7"/>
      <text:p text:style-name="P7">\chapter{Texto de exemplo}</text:p>
      <text:p text:style-name="P7">\section{A noção de função}</text:p>
      <text:p text:style-name="P7">\indent\indent Iremos trabalhar com a noção intuitiva de função.</text:p>
      <text:p text:style-name="P7">Uma definição formal de função, na qual se faz uso da linguagem de</text:p>
      <text:p text:style-name="P7">conjuntos e produtos cartesiano, será dada no Anexo I.</text:p>
      <text:p text:style-name="P7"/>
      <text:p text:style-name="P7">Uma função envolve um conjunto $A$, chamado de \textsc{domínio},</text:p>
      <text:p text:style-name="P7">um conjunto $B$ chamado de \textsc{contradomínio} e uma regra</text:p>
      <text:p text:style-name="P7">denotada por $f:A \rightarrow B$, que nos diz como associar a cada</text:p>
      <text:p text:style-name="P7">$a \in A$, um único $f(a)=b \in B$, chamado de \textsc{valor de}</text:p>
      <text:p text:style-name="P7">$f$ \textsc{no ponto} $a$ ou \textsc{imagem de} $a$ \textsc{pela</text:p>
      <text:p text:style-name="P7">função} $f$.</text:p>
      <text:p text:style-name="P7">\begin{example}\label{R2emR}</text:p>
      <text:p text:style-name="P7">Seja $A=\R^2$, ou seja, os conjunto de todos os pares ordenados</text:p>
      <text:p text:style-name="P7">$(x,y)$ tais que $x,y \in \R$ e seja $B=\R$ o conjunto dos números</text:p>
      <text:p text:style-name="P7">reais. Então $f:A \rightarrow B$, definida para cada par $(x,y)$</text:p>
      <text:p text:style-name="P7">por $f(x,y)=x$ é uma função, uma vez que, para cada par $(x,y)$,</text:p>
      <text:p text:style-name="P7">corresponde um único $x \in \R$.</text:p>
      <text:p text:style-name="P7">\end{example}</text:p>
      <text:p text:style-name="P7">\begin{example}</text:p>
      <text:p text:style-name="P7">Se tomarmos $A=\R$ e $B=\R^2$ a regra $g:A \rightarrow B$,</text:p>
      <text:p text:style-name="P7">definida para cada $x \in \R$ por $g(x)=(x,y)$ onde $y \in \R$,</text:p>
      <text:p text:style-name="P7">não é uma função pois, para cada $x \in \R$, existem infinitos</text:p>
      <text:p text:style-name="P7">pares ordenados $(x,y) \in \R^2$.</text:p>
      <text:p text:style-name="P7">\end{example}</text:p>
      <text:p text:style-name="P7"/>
      <text:p text:style-name="P7">\begin{definition}</text:p>
      <text:p text:style-name="P7">Duas funções $f:A \rightarrow B$ e $g:C \rightarrow D$ são iguais</text:p>
      <text:p text:style-name="P7">se as seguintes condições são satisfeitas:</text:p>
      <text:p text:style-name="P7"><text:soft-page-break/>\begin{enumerate}</text:p>
      <text:p text:style-name="P7"><text:s text:c="4"/>\item $A=C$ e $B=D$;</text:p>
      <text:p text:style-name="P7"><text:s text:c="4"/>\item para cada $a \in A$, $f(a)=g(a)$.</text:p>
      <text:p text:style-name="P7">\end{enumerate}</text:p>
      <text:p text:style-name="P7">\end{definition}</text:p>
      <text:p text:style-name="P7">\begin{definition}</text:p>
      <text:p text:style-name="P7">Dada uma função $f:A \rightarrow B$, o subconjunto de $B$ formado</text:p>
      <text:p text:style-name="P7">pelos elementos $b=f(a)$, com $a \in A$, é chamado de</text:p>
      <text:p text:style-name="P7">\textsc{imagem} de $A$ por $f$, ou \textsc{imagem} de $f:A</text:p>
      <text:p text:style-name="P7">\rightarrow B$.</text:p>
      <text:p text:style-name="P7">\end{definition}</text:p>
      <text:p text:style-name="P7">Usaremos $Im(f)$ ou $f(A)$ para denotar a imagem de $f:A</text:p>
      <text:p text:style-name="P7">\rightarrow B$. Portanto, temos</text:p>
      <text:p text:style-name="P7">$$</text:p>
      <text:p text:style-name="P7">f(A)=\{b=f(a)\in B\;;\; a \in A\}.</text:p>
      <text:p text:style-name="P7">$$</text:p>
      <text:p text:style-name="P7"/>
      <text:p text:style-name="P7">\section{Funções Injetivas, Sobrejetivas e Bijetivas}</text:p>
      <text:p text:style-name="P7"/>
      <text:p text:style-name="P7">\begin{definition}</text:p>
      <text:p text:style-name="P7">Seja $f:A \rightarrow B$ uma função. Dizemos que:</text:p>
      <text:p text:style-name="P7">\begin{enumerate}</text:p>
      <text:p text:style-name="P7"><text:s text:c="4"/>\item $f$ é \textsc{injetiva} (ou \textsc{um-a-um}, ou \textsc{injetora}, ou uma</text:p>
      <text:p text:style-name="P7"><text:s text:c="4"/>\textsc{injeção}) sempre que $a \neq a'$ em $A$, $f(a)\neq</text:p>
      <text:p text:style-name="P7"><text:s text:c="4"/>f(a')$ em $B$;</text:p>
      <text:p text:style-name="P7"><text:s text:c="4"/>\item $f$ é \textsc{sobrejetiva} (ou \textsc{sobre}, ou \textsc{sobrejetora}, ou uma</text:p>
      <text:p text:style-name="P7"><text:s text:c="4"/>\textsc{sobrejeção}) sempre que $f(A)=B$;</text:p>
      <text:p text:style-name="P7"><text:s text:c="4"/>\item $f$ é <text:s/>\textsc{bijetiva} (ou \textsc{bijetora}, ou uma \textsc{bijeção}) se $f$</text:p>
      <text:p text:style-name="P7"><text:s text:c="4"/>é injetiva e sobrejetiva.</text:p>
      <text:p text:style-name="P7">\end{enumerate}</text:p>
      <text:p text:style-name="P7">\end{definition}</text:p>
      <text:p text:style-name="P7"/>
      <text:p text:style-name="P7">Observe que, equivalentemente, podemos dizer que $f:A \rightarrow</text:p>
      <text:p text:style-name="P7">B$ é injetiva sempre que $f(a)=f(a')$ implicar em $a=a'$.</text:p>
      <text:p text:style-name="P7"/>
      <text:p text:style-name="P7">\begin{example}</text:p>
      <text:p text:style-name="P7">A função do exemplo (\ref{R2emR}) é sobrejetiva. De fato, dado $x'</text:p>
      <text:p text:style-name="P7">\in \R$, para qualquer $y \in \R$, temos $f(x',y)=x'$. Observe</text:p>
      <text:p text:style-name="P7">também que tal função não é injetora pois, por exemplo</text:p>
      <text:p text:style-name="P7">$f(2,1)=f(2,3)$, mas $(2,1)\neq (2,3)$.</text:p>
      <text:p text:style-name="P7">\end{example}</text:p>
      <text:p text:style-name="P7">\begin{definition}</text:p>
      <text:p text:style-name="P7">Dados uma função $f:A \rightarrow B$ e $C\subseteq A$, definimos a</text:p>
      <text:p text:style-name="P7">\textsc{restrição de} $f$ \textsc{a} $C$ como sendo a função $g:C</text:p>
      <text:p text:style-name="P7">\rightarrow B$, definida por $g(c)=f(c)$, para todo $c \in C$.</text:p>
      <text:p text:style-name="P7">Normalmente usa-se a notação $f|_C$ para indicar a restrição de</text:p>
      <text:p text:style-name="P7">$f$ a $C$.</text:p>
      <text:p text:style-name="P7">\end{definition}</text:p>
      <text:p text:style-name="P7">\begin{definition}</text:p>
      <text:p text:style-name="P7">Sejam $f:A \rightarrow B$ uma função, $C \subseteq A$ e $D</text:p>
      <text:p text:style-name="P7">\subseteq B$. Definimos:</text:p>
      <text:p text:style-name="P7">\begin{enumerate}</text:p>
      <text:p text:style-name="P7"><text:soft-page-break/><text:s text:c="4"/>\item a \textsc{imagem (direta) de} $C$ por $f$ com sendo o subconjunto</text:p>
      <text:p text:style-name="P7"><text:s text:c="4"/>de $f(A)$ dado por</text:p>
      <text:p text:style-name="P7"><text:s text:c="4"/>$$</text:p>
      <text:p text:style-name="P7"><text:s text:c="5"/>f(C)=\{f(x)\;;\; x \in C \},</text:p>
      <text:p text:style-name="P7"><text:s text:c="4"/>$$</text:p>
      <text:p text:style-name="P7"><text:s text:c="4"/>\item <text:s/>e a \textsc{imagem inversa de} $D$ por $f$ como sendo o subconjunto</text:p>
      <text:p text:style-name="P7"><text:s text:c="4"/>de $A$ dado por</text:p>
      <text:p text:style-name="P7"><text:s text:c="4"/>$$</text:p>
      <text:p text:style-name="P7"><text:s text:c="4"/>f^{-1}(D)=\{a \in A\;;\; f(a) \in D \}.</text:p>
      <text:p text:style-name="P7"><text:s text:c="4"/>$$</text:p>
      <text:p text:style-name="P7">\end{enumerate}</text:p>
      <text:p text:style-name="P7">\end{definition}</text:p>
      <text:p text:style-name="P7"/>
      <text:p text:style-name="P7">Note que a imagem inversa $f^{-1}(D)$, de um conjunto $D$ por uma</text:p>
      <text:p text:style-name="P7">função $f$ pode ser o conjunto vazio, mesmo que $D$ não seja o</text:p>
      <text:p text:style-name="P7">conjunto vazio. Por exemplo, considere a função $f:A \rightarrow</text:p>
      <text:p text:style-name="P7">B$, onde $A=B=\R$, definida por $f(x)=|x|$. Então, se $$D=\{x \in</text:p>
      <text:p text:style-name="P7">\R\;;\; x&lt;0\},$$ teremos que $f^{-1}(D)=\emptyset$, uma vez que</text:p>
      <text:p text:style-name="P7">não existe $x \in \R$ tal que $|x|&lt;0$.</text:p>
      <text:p text:style-name="P7"/>
      <text:p text:style-name="P7">\begin{proposition}\label{Img-direta}</text:p>
      <text:p text:style-name="P7">Sejam $f:A \rightarrow B$ uma função e $C, D$ subconjuntos de $A$.</text:p>
      <text:p text:style-name="P7">\begin{enumerate}</text:p>
      <text:p text:style-name="P7"><text:s text:c="4"/>\item[(a)] Se $C \subseteq D$, então $f(C)\subseteq f(D)$;</text:p>
      <text:p text:style-name="P7"><text:s text:c="4"/>\item[(b)] $f(C \cup D)=f(C)\cup f(D)$;</text:p>
      <text:p text:style-name="P7"><text:s text:c="4"/>\item[(c)] $f(C \cap D) \subseteq f(C)\cap f(D)$.</text:p>
      <text:p text:style-name="P7">\end{enumerate}</text:p>
      <text:p text:style-name="P7">\end{proposition}</text:p>
      <text:p text:style-name="P7">\begin{proof}\mbox{}</text:p>
      <text:p text:style-name="P7">\begin{enumerate}</text:p>
      <text:p text:style-name="P7"><text:s text:c="4"/>\item[(a)] Se $y \in f(C)$, então existe $c \in C$ tal que $y</text:p>
      <text:p text:style-name="P7"><text:s text:c="4"/>= f(c)$. Como $C \subseteq D$, segue que $c \in D$ e portanto</text:p>
      <text:p text:style-name="P7"><text:s text:c="4"/>$y=f(c) \in f(D)$, isto é, $f(C)\subseteq f(D)$.</text:p>
      <text:p text:style-name="P7"><text:s text:c="4"/>\item[(b)] Seja $y \in f(C \cup D)$. Então existe $x \in C \cup</text:p>
      <text:p text:style-name="P7"><text:s text:c="4"/>D$ tal que $y=f(x)$. Logo $x \in C$ ou $x \in D$. Se $x \in</text:p>
      <text:p text:style-name="P7"><text:s text:c="4"/>C$, temos que $y=f(x) \in f(C)$. Mas se $x \in D$, teremos</text:p>
      <text:p text:style-name="P7"><text:s text:c="4"/>$y=f(x) \in f(D)$. Logo $y \in f(C) \cup f(D)$ o implica em</text:p>
      <text:p text:style-name="P7"><text:s text:c="4"/>$f(C \cup D)\subseteq f(C)\cup f(D)$.</text:p>
      <text:p text:style-name="P7"/>
      <text:p text:style-name="P7"><text:s text:c="4"/>Por outro lado, como $C \subseteq C \cup D$, segue do item (a)</text:p>
      <text:p text:style-name="P7"><text:s text:c="4"/>que $f(C) \subseteq f(C \cup D)$. Da mesma maneira temos que $D</text:p>
      <text:p text:style-name="P7"><text:s text:c="4"/>\subseteq C \cup D$ o que implica que $f(D) \subseteq f(C \cup D)$.</text:p>
      <text:p text:style-name="P7"><text:s text:c="4"/>Portanto $f(C)\cup f(D)\subseteq f(C \cup D)$.</text:p>
      <text:p text:style-name="P7"><text:s text:c="4"/>\item[(c)] Como $C \cap D \subseteq C$, segue que $f(C\cap D)</text:p>
      <text:p text:style-name="P7"><text:s text:c="4"/>\subseteq f(C)$. Analogamente, temos $f(C\cap D)\subseteq</text:p>
      <text:p text:style-name="P7"><text:s text:c="4"/>f(D)$. Assim, podemos concluir que $f(C \cap D) \subseteq</text:p>
      <text:p text:style-name="P7"><text:s text:c="4"/>f(C)\cap f(D)$.</text:p>
      <text:p text:style-name="P7">\end{enumerate}</text:p>
      <text:p text:style-name="P7">\end{proof}</text:p>
      <text:p text:style-name="P7"/>
      <text:p text:style-name="P7">Devemos observar que em geral, no item \emph{(c)} da proposição</text:p>
      <text:p text:style-name="P7">(\ref{Img-direta}), não se pode substituir o sinal de inclusão</text:p>
      <text:p text:style-name="P7"><text:soft-page-break/>pelo sinal de igualdade, ou seja nem sempre vale a inclusão</text:p>
      <text:p text:style-name="P7">oposta. Por exemplo, sejam $A=B=\R$ e $f:A \rightarrow B$ definida</text:p>
      <text:p text:style-name="P7">por $f(x)=x^2$, $C=\{x \in \R\;;\; -1 \leq x &lt;0\}$ e $D=\{x \in \R</text:p>
      <text:p text:style-name="P7">\;;\; 0 &lt;x \leq 1\}$. Então</text:p>
      <text:p text:style-name="P7">$$</text:p>
      <text:p text:style-name="P7">f(C)=f(D)=\{x \in \R \;;\; 0 &lt;x \leq 1\}=f(C)\cap f(D).</text:p>
      <text:p text:style-name="P7">$$</text:p>
      <text:p text:style-name="P7">Por outro lado $C \cap D= \emptyset$ o que implica em $f(C \cap</text:p>
      <text:p text:style-name="P7">D)=\emptyset$. Portanto $$f(C)\cap f(D) \nsubseteq f(C \cap D).$$</text:p>
      <text:p text:style-name="P7"/>
      <text:p text:style-name="P7">\begin{proposition}\label{Img-inversa}</text:p>
      <text:p text:style-name="P7">Sejam $f:A \rightarrow B$ uma função e $E, F$ subconjuntos de $B$.</text:p>
      <text:p text:style-name="P7">\begin{enumerate}</text:p>
      <text:p text:style-name="P7"><text:s text:c="4"/>\item[(a)] Se $E \subseteq F$, então $f^{-1}(E)\subseteq f^{-1}(F)$;</text:p>
      <text:p text:style-name="P7"><text:s text:c="4"/>\item[(b)] $f^{-1}(E \cup F)=f^{-1}(E)\cup f^{-1}(F)$;</text:p>
      <text:p text:style-name="P7"><text:s text:c="4"/>\item[(c)] $f^{-1}(E \cap F)=f^{-1}(E)\cap f^{-1}(F)$.</text:p>
      <text:p text:style-name="P7">\end{enumerate}</text:p>
      <text:p text:style-name="P7">\end{proposition}</text:p>
      <text:p text:style-name="P7">\begin{proof}\mbox{}</text:p>
      <text:p text:style-name="P7">\begin{enumerate}</text:p>
      <text:p text:style-name="P7"><text:s text:c="4"/>\item[(a)] Se $a \in f^{-1}(E)$, então $f(a) \in E$.</text:p>
      <text:p text:style-name="P7"><text:s text:c="4"/>Como $E \subseteq F$, segue que $f(a) \in F$, isto é,</text:p>
      <text:p text:style-name="P7"><text:s text:c="4"/>$a \in f^{-1}(F)$. Portanto $f^{-1}(E)\subseteq f^{-1}(F)$.</text:p>
      <text:p text:style-name="P7"><text:s text:c="4"/>\item[(b)] Como $E \subseteq E \cup F$ e $F \subseteq E \cup</text:p>
      <text:p text:style-name="P7"><text:s text:c="4"/>F$, segue que $f^{-1}(E) \cup f^{-1}(F) \subseteq f^{-1}(E \cup</text:p>
      <text:p text:style-name="P7"><text:s text:c="4"/>F)$.</text:p>
      <text:p text:style-name="P7"/>
      <text:p text:style-name="P7"><text:s text:c="4"/>Por outro lado, se $a \in f^{-1}(E \cup F)$, então $f(a) \in E</text:p>
      <text:p text:style-name="P7"><text:s text:c="4"/>\cup F$, ou seja, $f(a) \in E$ ou $f(a) \in F$ e isto implica em</text:p>
      <text:p text:style-name="P7"><text:s text:c="4"/>$a \in f^{-1}(E)$ ou $a \in f^{-1}(F)$. Logo $a \in</text:p>
      <text:p text:style-name="P7"><text:s text:c="4"/>f^{-1}(E)\cup f^{-1}(F)$. Portanto $f^{-1}(E \cup F)</text:p>
      <text:p text:style-name="P7"><text:s text:c="4"/>\subseteq f^{-1}(E)\cup f^{-1}(F)$.</text:p>
      <text:p text:style-name="P7"><text:s text:c="4"/>\item[(c)] Como $E \cap F \subseteq E$ e $E \cap F \subseteq</text:p>
      <text:p text:style-name="P7"><text:s text:c="4"/>F$, temos que $f^{-1}(E \cap F)\subseteq f^{-1}(E)\cap</text:p>
      <text:p text:style-name="P7"><text:s text:c="4"/>f^{-1}(F)$.</text:p>
      <text:p text:style-name="P7"/>
      <text:p text:style-name="P7"><text:s text:c="4"/>Reciprocamente, se $a \in f^{-1}(E) \cap f^{-1}(F)$, então</text:p>
      <text:p text:style-name="P7"><text:s text:c="4"/>$f(a) \in E$ e $f(a) \in F$. Portanto, $f(a) \in (E \cap</text:p>
      <text:p text:style-name="P7"><text:s text:c="4"/>F)$, ou seja, $a \in f^{-1}(E \cap F)$. Logo $f^{-1}(E)</text:p>
      <text:p text:style-name="P7"><text:s text:c="4"/>\cap f^{-1}(F) \subseteq f^{-1}(E \cap F)$.</text:p>
      <text:p text:style-name="P7">\end{enumerate}</text:p>
      <text:p text:style-name="P7">\end{proof}</text:p>
      <text:p text:style-name="P7"/>
      <text:p text:style-name="P7">\section{Composição de Funções}</text:p>
      <text:p text:style-name="P7">\begin{definition}</text:p>
      <text:p text:style-name="P7">Sejam $f:A \rightarrow B$ e $g:B \rightarrow C$ duas funções. A</text:p>
      <text:p text:style-name="P7">composição $g \circ f$ é a função de $A$ em $C$, definida por $(g</text:p>
      <text:p text:style-name="P7">\circ f)(a)=g(f(a))$.</text:p>
      <text:p text:style-name="P7">\end{definition}</text:p>
      <text:p text:style-name="P7">\begin{example}\label{log-sen}</text:p>
      <text:p text:style-name="P7">Considere as funções $\log :\R_+ \rightarrow \R$ e $\mbox{sen}:\R</text:p>
      <text:p text:style-name="P7">\rightarrow [0,1]$, onde $\R_+$ é o conjunto dos números reais não</text:p>
      <text:p text:style-name="P7"><text:soft-page-break/>negativos. Então $(\mbox{sen} \circ \log):\R_+ \rightarrow [0,1]$</text:p>
      <text:p text:style-name="P7">é a função que a cada $x \in \R_+$ associa o valor</text:p>
      <text:p text:style-name="P7">$\mbox{sen}(\log(x))$. Por outro lado, $(\log \circ \mbox{sen})$</text:p>
      <text:p text:style-name="P7">nem sempre está definida (não existe $\log( \mbox{sen}(x))$,</text:p>
      <text:p text:style-name="P7">quando $x= \frac{3\pi}{2}$). Isso mostra que, em geral $f \circ g</text:p>
      <text:p text:style-name="P7">\neq g \circ f$, isto é, a composição de funções é não-comutativa.</text:p>
      <text:p text:style-name="P7">\end{example}</text:p>
      <text:p text:style-name="P7"/>
      <text:p text:style-name="P7">\begin{proposition}</text:p>
      <text:p text:style-name="P7">Sejam $f:A\rightarrow B$, $g:B \rightarrow C$ e $h:C\leftarrow D$</text:p>
      <text:p text:style-name="P7">funções. Então,</text:p>
      <text:p text:style-name="P7">$$</text:p>
      <text:p text:style-name="P7">h\circ(g \circ f)=(h \circ g)\circ f:A \rightarrow D.</text:p>
      <text:p text:style-name="P7">$$</text:p>
      <text:p text:style-name="P7">\end{proposition}</text:p>
      <text:p text:style-name="P7">\begin{proof}</text:p>
      <text:p text:style-name="P7">Basta provar que para cada $a \in A$, $h((g \circ f)(a))=(h \circ</text:p>
      <text:p text:style-name="P7">g)(f(a))$. Mas,</text:p>
      <text:p text:style-name="P7">$$</text:p>
      <text:p text:style-name="P7">h((g \circ f)(a))=h(g(f(a)))=(h \circ g)(f(a)).</text:p>
      <text:p text:style-name="P7">$$</text:p>
      <text:p text:style-name="P7">\end{proof}</text:p>
      <text:p text:style-name="P7">\begin{theorem}</text:p>
      <text:p text:style-name="P7">Se $f:A \rightarrow B$ e $g:B \rightarrow C$ são ambas injetoras</text:p>
      <text:p text:style-name="P7">(sobrejetora), então $g \circ f$ também é injetora (sobrejetora).</text:p>
      <text:p text:style-name="P7">\end{theorem}</text:p>
      <text:p text:style-name="P7">\begin{proof}</text:p>
      <text:p text:style-name="P7">Vamos mostrar inicialmente que, se $f:A \rightarrow B$ e $g:B</text:p>
      <text:p text:style-name="P7">\rightarrow C$ são ambas injetoras, então $g \circ f$ também o é.</text:p>
      <text:p text:style-name="P7">Sejam $a_1, a_2 \in A$ tais que $(g \circ f)(a_1)=(g \circ</text:p>
      <text:p text:style-name="P7">f)(a_2)$. Então, $g(f(a_1))=g(f(a_2))$. Como $g$ é injetora, segue</text:p>
      <text:p text:style-name="P7">que $f(a_1)=f(a_2)$. Mas como $f$ também é injetora, temos</text:p>
      <text:p text:style-name="P7">$a_1=a_2$, o que prova que $g \circ f$ é injetora.</text:p>
      <text:p text:style-name="P7"/>
      <text:p text:style-name="P7">Vamos mostrar agora que, se $f:A \rightarrow B$ e $g:B \rightarrow</text:p>
      <text:p text:style-name="P7">C$ são ambas sobrejetoras, então $g \circ f$ também o é. Dado $c</text:p>
      <text:p text:style-name="P7">\in C$, existe $b \in B$ tal que $g(b)=c$, uma vez que $g$ é</text:p>
      <text:p text:style-name="P7">sobre. Por outro lado, como $f$ também é sobre, existe $a \in A$</text:p>
      <text:p text:style-name="P7">tal que $f(a)=b$. Logo,</text:p>
      <text:p text:style-name="P7">$$</text:p>
      <text:p text:style-name="P7">(g \circ f)(a)=g(f(a))=g(b)=c.</text:p>
      <text:p text:style-name="P7">$$</text:p>
      <text:p text:style-name="P7">Portanto, $g \circ f$ é sobrejetora.</text:p>
      <text:p text:style-name="P7">\end{proof}</text:p>
      <text:p text:style-name="P7">\begin{corollary}\label{comp-bi}</text:p>
      <text:p text:style-name="P7">Se $f:A \rightarrow B$ e $g:B \rightarrow C$ são ambas bijetoras,</text:p>
      <text:p text:style-name="P7">então $g \circ f$ também é bijetora.</text:p>
      <text:p text:style-name="P7">\end{corollary}</text:p>
      <text:p text:style-name="P7"/>
      <text:p text:style-name="P7">Dado um conjunto $A$, iremos denotar por $\id_A$ a função</text:p>
      <text:p text:style-name="P7">identidade de $A$, ou seja, $\id_A:A \rightarrow A$ é a função</text:p>
      <text:p text:style-name="P7">definida por $\id_A(a)=a$.</text:p>
      <text:p text:style-name="P7"><text:soft-page-break/></text:p>
      <text:p text:style-name="P7">\begin{theorem}\label{inversa-func}</text:p>
      <text:p text:style-name="P7">Se $f:A \rightarrow B$ é uma função bijetora, então existe uma</text:p>
      <text:p text:style-name="P7">única função também bijetora, $g:B \rightarrow A$, tal que $g</text:p>
      <text:p text:style-name="P7">\circ f = \id_A$ e $f \circ g = \id_B$. A função $g$ é chamada de</text:p>
      <text:p text:style-name="P7">inversa de $f$ e é geralmente, denotada por $f^{-1}$.</text:p>
      <text:p text:style-name="P7">\end{theorem}</text:p>
      <text:p text:style-name="P7">\begin{proof}</text:p>
      <text:p text:style-name="P7">Dado $b \in B$, como $f$ é bijetora existe $a \in A$ tal que</text:p>
      <text:p text:style-name="P7">$f(a)=b$ e se $a' \in A$ tal que $f(a')=b$, então $a'=a$, ou seja,</text:p>
      <text:p text:style-name="P7">dado $b \in B$, existe um único $a \in A$, satisfazendo $f(a)=b$.</text:p>
      <text:p text:style-name="P7">Denotando tal $a$ por $g(b)$, definimos uma função $g:B</text:p>
      <text:p text:style-name="P7">\rightarrow A$. Vamos mostrar que tal função satisfaz as</text:p>
      <text:p text:style-name="P7">propriedades do teorema.</text:p>
      <text:p text:style-name="P7"/>
      <text:p text:style-name="P7">Temos que $(f \circ g)(b)=f(g(b))=f(a)=b$, ou seja $f \circ</text:p>
      <text:p text:style-name="P7">g=\id_B$. Por outro lado $(g \circ f)(a)=g(f(a))=g(b)=a$, ou seja,</text:p>
      <text:p text:style-name="P7">$g \circ f=\id_A$.</text:p>
      <text:p text:style-name="P7"/>
      <text:p text:style-name="P7">Vamos provar agora que $g$ também é bijetora. Segue da definição</text:p>
      <text:p text:style-name="P7">de $g$ que a mesma é sobrejetora e portanto, basta mostrarmos que</text:p>
      <text:p text:style-name="P7">a mesma e injetora. Sejam $b_1,b_2 \in B$ tais que</text:p>
      <text:p text:style-name="P7">$g(b_1)=g(b_2)$. Então, como $f \circ g=\id_B$, temos</text:p>
      <text:p text:style-name="P7">$$</text:p>
      <text:p text:style-name="P7">b_1=\id_B(b_1)=(f \circ g)(b_1)=f(g(b_1))=f(g(b_2))=(f \circ</text:p>
      <text:p text:style-name="P7">g)(b_2)=\id_B(b_2)=b_2.</text:p>
      <text:p text:style-name="P7">$$</text:p>
      <text:p text:style-name="P7">o que mostra que $g$ é injetora.</text:p>
      <text:p text:style-name="P7"/>
      <text:p text:style-name="P7">Suponha agora que existe $h:B \rightarrow A$ satisfazendo $h \circ</text:p>
      <text:p text:style-name="P7">f = \id_A$ e $f \circ h = \id_B$. Então,</text:p>
      <text:p text:style-name="P7">$$</text:p>
      <text:p text:style-name="P7">h=h \circ \id_B= h \circ (f \circ g)= (h \circ f) \circ g)=\id_A</text:p>
      <text:p text:style-name="P7">\circ g= g.</text:p>
      <text:p text:style-name="P7">$$</text:p>
      <text:p text:style-name="P7">Logo $g$ é única.</text:p>
      <text:p text:style-name="P7">\end{proof}</text:p>
      <text:p text:style-name="P7">\begin{remark}</text:p>
      <text:p text:style-name="P7">Note que se $g=f^{-1}$, então $f=g^{-1}$.</text:p>
      <text:p text:style-name="P7">\end{remark}</text:p>
      <text:p text:style-name="P7"/>
      <text:p text:style-name="P7">Se uma função $f:A \rightarrow B$ admite uma inversa, dizemos que</text:p>
      <text:p text:style-name="P7">a mesma é \textsc{inversível}. Portanto, pelo teorema</text:p>
      <text:p text:style-name="P7">(\ref{inversa-func}), toda função bijetora é inversível. O próximo</text:p>
      <text:p text:style-name="P7">resultado mostra que a recíproca desta afirmação também é</text:p>
      <text:p text:style-name="P7">verdadeira.</text:p>
      <text:p text:style-name="P7"/>
      <text:p text:style-name="P7">\begin{proposition}\label{comp-bije}</text:p>
      <text:p text:style-name="P7">Se $f:A \rightarrow B$ e $g:B \rightarrow A$ são funções que</text:p>
      <text:p text:style-name="P7">satisfazem $g \circ f = \id_A$ e $f \circ g = \id_B$, então ambas</text:p>
      <text:p text:style-name="P7">são bijetoras.</text:p>
      <text:p text:style-name="P7">\end{proposition}</text:p>
      <text:p text:style-name="P7"><text:soft-page-break/>\begin{proof}</text:p>
      <text:p text:style-name="P7">Vamos provar que $g$ é bijetora (a prova para $f$ é análoga).</text:p>
      <text:p text:style-name="P7">Sejam $b_1, b_2 \in B$ tais que $g(b_1)=g(b_2)$. Então</text:p>
      <text:p text:style-name="P7">$f(g(b_1))=f(g(b_2))$. Como $f \circ g = \id_B$, temos que</text:p>
      <text:p text:style-name="P7">$\id_B(b_1)=\id_B(b_2)$, ou seja, $b_1=b_2$, provando que $g$ é</text:p>
      <text:p text:style-name="P7">injetora.</text:p>
      <text:p text:style-name="P7"/>
      <text:p text:style-name="P7">Dado $a \in A$, temos</text:p>
      <text:p text:style-name="P7">$$</text:p>
      <text:p text:style-name="P7">a=\id_A(a)=(g \circ f)(a)=g(f(a)).</text:p>
      <text:p text:style-name="P7">$$</text:p>
      <text:p text:style-name="P7">Assim, tomando $b=f(a)$ teremos $g(b)=a$ e isto prova que $g$ é</text:p>
      <text:p text:style-name="P7">sobrejetora.</text:p>
      <text:p text:style-name="P7">\end{proof}</text:p>
      <text:p text:style-name="P7"/>
      <text:p text:style-name="P7">\section{Cronograma}</text:p>
      <text:p text:style-name="P7"/>
      <text:p text:style-name="P7">Para alcançar os objetivos descritos neste projeto, considerando a metodologia apresentada, deve ser desenvolvido o seguinte conjunto de atividades:</text:p>
      <text:p text:style-name="P7"/>
      <text:p text:style-name="P7">\begin{enumerate}</text:p>
      <text:p text:style-name="P7">\item Revisão Bibliográfica;</text:p>
      <text:p text:style-name="P7">\item Definição da estratégia a ser implementada;</text:p>
      <text:p text:style-name="P7">\item Implementação;</text:p>
      <text:p text:style-name="P7">\item Testes/validação;</text:p>
      <text:p text:style-name="P7">\item Escrita da Monografia; e</text:p>
      <text:p text:style-name="P7">\item Defesa da Monografia.</text:p>
      <text:p text:style-name="P7">\end{enumerate}</text:p>
      <text:p text:style-name="P7"/>
      <text:p text:style-name="P7">A Tab. \ref{tab:bullets} <text:s/>é um exemplo típico de cronograma. O símbolo</text:p>
      <text:p text:style-name="P7">%‘\X’ foi usado neste exemplo, mas qualquer outro poderia ter sido</text:p>
      <text:p text:style-name="P7">usado.</text:p>
      <text:p text:style-name="P7"/>
      <text:p text:style-name="P7">\newcommand{\X}{\textbullet}</text:p>
      <text:p text:style-name="P7"/>
      <text:p text:style-name="P7"><text:s/>\begin{table}[ht]</text:p>
      <text:p text:style-name="P7"><text:s/>\centering</text:p>
      <text:p text:style-name="P7"><text:s/>\begin{tabular}{|c|c|c|c|c|c|}</text:p>
      <text:p text:style-name="P7"/>
      <text:p text:style-name="P7"><text:s text:c="2"/>\hline</text:p>
      <text:p text:style-name="P7"><text:s/>&amp;\multicolumn{2}{|c|}{\textbf{2016}}&amp;\multicolumn{3}{|c|}{\textbf{2017}} \\</text:p>
      <text:p text:style-name="P7"><text:s/>\hline</text:p>
      <text:p text:style-name="P7"><text:s/>\hline</text:p>
      <text:p text:style-name="P7"><text:s/>Atividades &amp; Nov. &amp; Dez. &amp; Jan. &amp; Fev. &amp; Mar. \\</text:p>
      <text:p text:style-name="P7"><text:s/>\hline</text:p>
      <text:p text:style-name="P7"><text:s/>1 <text:s text:c="3"/>&amp; <text:s/>\X <text:s/>&amp; <text:s/>\X <text:s text:c="3"/>&amp; <text:s text:c="4"/>&amp; <text:s text:c="6"/>&amp; <text:s text:c="7"/>\\ </text:p>
      <text:p text:style-name="P7"><text:s/>2 <text:s text:c="3"/>&amp; <text:s text:c="5"/>&amp; <text:s/>\X <text:s text:c="3"/>&amp; <text:s text:c="4"/>&amp; <text:s text:c="6"/>&amp; <text:s text:c="7"/>\\ </text:p>
      <text:p text:style-name="P7"><text:s/>3 <text:s text:c="3"/>&amp; <text:s text:c="5"/>&amp; <text:s/>\X <text:s text:c="3"/>&amp; <text:s/>\X &amp; <text:s text:c="6"/>&amp; <text:s text:c="7"/>\\ </text:p>
      <text:p text:style-name="P7"><text:s/>4 <text:s text:c="3"/>&amp; <text:s text:c="5"/>&amp; <text:s/>\X <text:s text:c="3"/>&amp; <text:s/>\X &amp; <text:s/>\X <text:s text:c="2"/>&amp; <text:s text:c="7"/>\\</text:p>
      <text:p text:style-name="P7"><text:s/>5 <text:s text:c="3"/>&amp; <text:s text:c="5"/>&amp; <text:s text:c="7"/>&amp; <text:s/>\X &amp; <text:s/>\X <text:s text:c="2"/>&amp; <text:s text:c="7"/>\\ </text:p>
      <text:p text:style-name="P7"><text:s/>6 <text:s text:c="3"/>&amp; <text:s text:c="5"/>&amp; <text:s text:c="7"/>&amp; <text:s text:c="4"/>&amp; <text:s text:c="6"/>&amp; <text:s/>\X <text:s text:c="3"/>\\ </text:p>
      <text:p text:style-name="P7"><text:s/>\hline</text:p>
      <text:p text:style-name="P7"><text:soft-page-break/><text:s/>\hline </text:p>
      <text:p text:style-name="P7"/>
      <text:p text:style-name="P7"><text:s/>\end{tabular}</text:p>
      <text:p text:style-name="P7"><text:s/>\caption{Exemplo de cronograma usando \textit{bullets}}</text:p>
      <text:p text:style-name="P7"><text:s/>\label{tab:bullets}</text:p>
      <text:p text:style-name="P7"><text:s/>\end{table}</text:p>
      <text:p text:style-name="P7"/>
      <text:p text:style-name="P7">\end{com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Console" svg:font-family="'Lucida Console', 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5T23:04:10.008552906</meta:creation-date>
    <dc:date>2018-04-26T16:37:39.127509802</dc:date>
    <meta:editing-duration>PT3H57M15S</meta:editing-duration>
    <meta:editing-cycles>5</meta:editing-cycles>
    <meta:generator>LibreOffice/5.1.6.2$Linux_X86_64 LibreOffice_project/10m0$Build-2</meta:generator>
    <meta:document-statistic meta:table-count="0" meta:image-count="0" meta:object-count="0" meta:page-count="15" meta:paragraph-count="578" meta:word-count="3551" meta:character-count="25971" meta:non-whitespace-character-count="22212"/>
  </office:meta>
</office:document-meta>
</file>